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Times New Roman" fo:font-weight="bold" style:font-weight-asian="bold" fo:font-size="18pt" style:font-size-asian="18pt" style:font-size-complex="18pt"/>
    </style:style>
    <style:style style:name="P2" style:parent-style-name="Normale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" style:parent-style-name="Paragrafoelenco" style:list-style-name="LFO1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" style:parent-style-name="Paragrafoelenco" style:list-style-name="LFO1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5" style:parent-style-name="Paragrafoelenco" style:list-style-name="LFO1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6" style:parent-style-name="Normale" style:family="paragraph">
      <style:paragraph-properties fo:margin-bottom="0in" fo:line-height="100%"/>
      <style:text-properties style:font-name="Times New Roman" fo:font-size="16pt" style:font-size-asian="16pt" style:font-size-complex="16pt"/>
    </style:style>
  </office:automatic-styles>
  <office:body>
    <office:text text:use-soft-page-breaks="true">
      <text:p text:style-name="P1">2.3) Descrizione delle scelte e strategie adottate</text:p>
      <text:p text:style-name="P2">Per interfacciarsi con i dati l’architettura del sistema segue il pattern DAO, mentre per la suddivisione della logica segue il pattern MVC:<text:s/></text:p>
      <text:list text:style-name="LFO1" text:continue-numbering="true">
        <text:list-item>
          <text:p text:style-name="P3">Model: Business, ossia gestione dei dati</text:p>
        </text:list-item>
        <text:list-item>
          <text:p text:style-name="P4">View: Interfaccia, che permette la comunicazione tra utente e sistema<text:s/></text:p>
        </text:list-item>
        <text:list-item>
          <text:p text:style-name="P5">Control: Controller, che analizza i dati in input e li converte in comandi per Model e/o per View<text:s/></text:p>
        </text:list-item>
      </text:list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IO MORGANTE</meta:initial-creator>
    <dc:creator>ALESSIO MORGANTE</dc:creator>
    <meta:creation-date>2018-05-14T09:29:00Z</meta:creation-date>
    <dc:date>2018-05-14T09:46:00Z</dc:date>
    <meta:template xlink:href="Normal" xlink:type="simple"/>
    <meta:editing-cycles>1</meta:editing-cycles>
    <meta:editing-duration>PT1020S</meta:editing-duration>
    <meta:document-statistic meta:page-count="1" meta:paragraph-count="1" meta:word-count="60" meta:character-count="404" meta:row-count="2" meta:non-whitespace-character-count="345"/>
  </office:meta>
</office:document-meta>
</file>